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w Cen MT Condensed" svg:font-family="'Tw Cen M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Bell MT" fo:font-size="13pt" style:font-size-asian="13pt" style:font-size-complex="13pt"/>
    </style:style>
    <style:style style:name="P3" style:family="paragraph" style:parent-style-name="Text_20_body">
      <style:text-properties style:font-name="Bell MT" fo:font-size="13pt" fo:font-style="italic" style:font-size-asian="13pt" style:font-style-asian="italic" style:font-size-complex="13pt" style:font-style-complex="italic"/>
    </style:style>
    <style:style style:name="P4" style:family="paragraph" style:parent-style-name="Text_20_body">
      <style:paragraph-properties fo:text-align="start" style:justify-single-word="false"/>
      <style:text-properties style:font-name="Bell MT"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Bell MT" fo:font-size="6pt" fo:font-weight="bold" style:font-size-asian="6pt" style:font-weight-asian="bold" style:font-size-complex="6pt" style:font-weight-complex="bold"/>
    </style:style>
    <style:style style:name="P6" style:family="paragraph" style:parent-style-name="Text_20_body">
      <style:text-properties style:font-name="Bell MT" fo:font-size="6pt" style:font-size-asian="6pt" style:font-size-complex="6pt"/>
    </style:style>
    <style:style style:name="P7" style:family="paragraph" style:parent-style-name="Text_20_body">
      <style:paragraph-properties fo:text-align="center" style:justify-single-word="false"/>
      <style:text-properties style:font-name="Bell MT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3">
      <style:text-properties style:font-name="Bell MT" fo:font-size="13pt" style:font-size-asian="13pt" style:font-size-complex="13pt"/>
    </style:style>
    <style:style style:name="P9" style:family="paragraph" style:parent-style-name="Heading_20_3">
      <style:text-properties style:font-name="Bell MT"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style:font-name="Tw Cen MT Condensed"/>
    </style:style>
    <style:style style:name="T2" style:family="text">
      <style:text-properties style:font-name="Algerian"/>
    </style:style>
    <style:style style:name="T3" style:family="text">
      <style:text-properties style:font-name="Agency FB"/>
    </style:style>
    <style:style style:name="T4" style:family="text">
      <style:text-properties style:font-name="Bell MT"/>
    </style:style>
    <style:style style:name="T5" style:family="text">
      <style:text-properties style:font-name="Bell MT" fo:font-size="12pt" style:font-size-asian="12pt" style:font-size-complex="12pt"/>
    </style:style>
    <style:style style:name="T6" style:family="text">
      <style:text-properties style:font-name="Bell MT" fo:font-size="13pt" style:font-size-asian="13pt" style:font-size-complex="13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CÈS-VERBAL DE L’ASSEMBLÉE GÉNÉRALE CONSTITUTIVE </text:p>
      <text:p text:style-name="P5"/>
      <text:p text:style-name="P5"/>
      <text:p text:style-name="P4">Les membres fondateurs se sont réunis en Assemblée Générale constitutive afin de créer une association régie par la loi du 1er juillet 1901 et le décret du 16 août 1901. </text:p>
      <text:h text:style-name="P9" text:outline-level="3">Création de l’association <text:s text:c="98"/></text:h>
      <text:p text:style-name="P2">Il est décidé à l’unanimité de créer une association ayant pour nom :</text:p>
      <text:p text:style-name="Text_20_body"><text:span text:style-name="Strong_20_Emphasis"><text:span text:style-name="T6">UrBaix</text:span></text:span></text:p>
      <text:h text:style-name="P9" text:outline-level="3">Adoption des statuts <text:s text:c="104"/></text:h>
      <text:p text:style-name="P2">Les statuts de l’association sont présentés, lus et approuvés à l’unanimité par les membres fondateurs.</text:p>
      <text:h text:style-name="P9" text:outline-level="3">Élection des dirigeants <text:s text:c="100"/></text:h>
      <text:p text:style-name="P2">Sont élus dirigeants de l’association :</text:p>
      <text:list xml:id="list1439453390060754962" text:style-name="L1">
        <text:list-item>
          <text:p text:style-name="P1"><text:span text:style-name="Strong_20_Emphasis"><text:span text:style-name="T6">Président :</text:span></text:span><text:span text:style-name="T6"><text:line-break/>Monsieur </text:span><text:span text:style-name="Strong_20_Emphasis"><text:span text:style-name="T6">Youcef Tabane</text:span></text:span></text:p>
        </text:list-item>
        <text:list-item>
          <text:p text:style-name="P1"><text:span text:style-name="Strong_20_Emphasis"><text:span text:style-name="T6">Secrétaire / Trésorier :</text:span></text:span><text:span text:style-name="T6"><text:line-break/>Monsieur </text:span><text:span text:style-name="Strong_20_Emphasis"><text:span text:style-name="T6">Abdallah Rabhi</text:span></text:span></text:p>
        </text:list-item>
      </text:list>
      <text:p text:style-name="P3">Les personnes élues acceptent leurs fonctions.</text:p>
      <text:h text:style-name="P9" text:outline-level="3">Siège social <text:s text:c="119"/></text:h>
      <text:p text:style-name="P2">Le siège social de l’association est fixé à l’adresse suivante :</text:p>
      <text:p text:style-name="Text_20_body"><text:span text:style-name="Strong_20_Emphasis"><text:span text:style-name="T6">3 rue de l’Avocat, Porte 1/2, 59100 Roubaix</text:span></text:span></text:p>
      <text:h text:style-name="P8" text:outline-level="3"><text:span text:style-name="T7">Pouvoirs pour formalités <text:s text:c="99"/></text:span></text:h>
      <text:p text:style-name="P2">Pouvoir est donné au Président pour effectuer toutes les démarches administratives nécessaires à la déclaration de l’association auprès de la préfecture et à sa publication au Journal Officiel.</text:p>
      <text:p text:style-name="P2"/>
      <text:p text:style-name="P2">Fait à Roubaix, le 20/12/2025</text:p>
      <text:p text:style-name="P2"/>
      <text:p text:style-name="P2">Le Président<text:tab/><text:tab/><text:tab/><text:tab/><text:tab/><text:tab/><text:tab/>Le Secrétaire / Trésorier</text:p>
      <text:p text:style-name="P2">Youcef TABANE<text:tab/><text:tab/><text:tab/><text:tab/><text:tab/><text:tab/>Abdallah RABHI</text:p>
      <text:p text:style-name="P6"/>
      <text:p text:style-name="P2"><text:line-break/><text:line-break/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w Cen MT Condensed" svg:font-family="'Tw Cen MT Condense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3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U YOU</meta:initial-creator>
    <meta:creation-date>2025-12-21T21:09:01.44</meta:creation-date>
    <meta:printed-by>YOU YOU</meta:printed-by>
    <meta:print-date>2025-12-21T21:31:38.61</meta:print-date>
    <dc:date>2025-12-21T21:33:22.53</dc:date>
    <dc:creator>YOU YOU</dc:creator>
    <meta:editing-duration>PT8M39S</meta:editing-duration>
    <meta:editing-cycles>2</meta:editing-cycles>
    <meta:generator>OpenOffice/4.1.16$Win32 OpenOffice.org_project/4116m3$Build-9816</meta:generator>
    <meta:document-statistic meta:table-count="0" meta:image-count="0" meta:object-count="0" meta:page-count="1" meta:paragraph-count="21" meta:word-count="166" meta:character-count="1606"/>
  </office:meta>
</office:document-meta>
</file>